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2.711in"/>
    </style:style>
    <style:style style:name="co3" style:family="table-column">
      <style:table-column-properties fo:break-before="auto" style:column-width="2.8311in"/>
    </style:style>
    <style:style style:name="co4" style:family="table-column">
      <style:table-column-properties fo:break-before="auto" style:column-width="3.2575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office:value-type="string">
            <text:p>Innere Schicht</text:p>
          </table:table-cell>
          <table:table-cell office:value-type="string">
            <text:p>Schichtdicke der Vernix Caseosa <text:s/>in mm</text:p>
          </table:table-cell>
          <table:table-cell office:value-type="string">
            <text:p>Dreiecksseitenlängen des Abdomens in mm</text:p>
          </table:table-cell>
          <table:table-cell office:value-type="string">
            <text:p>Dreiecksseitenlängen der inneren Schichten in mm</text:p>
          </table:table-cell>
          <table:table-cell office:value-type="string">
            <text:p>RDM</text:p>
          </table:table-cell>
          <table:table-cell office:value-type="string">
            <text:p>MAG</text:p>
          </table:table-cell>
          <table:table-cell office:value-type="string">
            <text:p>PHI</text:p>
          </table:table-cell>
          <table:table-cell office:value-type="string">
            <text:p>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table:number-columns-spanned="1" table:number-rows-spanned="3">
            <text:p>Fötu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string">
            <text:p>Kopf</text:p>
          </table:table-cell>
          <table:table-cell office:value-type="float" office:value="3">
            <text:p>3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09/06/2010</text:date>, <text:time>16:2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13:51:41</meta:creation-date>
    <dc:date>2010-09-06T16:27:23</dc:date>
    <meta:editing-duration>PT01H49M09S</meta:editing-duration>
    <meta:editing-cycles>1</meta:editing-cycles>
    <meta:document-statistic meta:table-count="3" meta:cell-count="14" meta:object-count="0"/>
    <meta:generator>OpenOffice.org/3.2$Linux OpenOffice.org_project/320m19$Build-9505</meta:generator>
  </office:meta>
</office:document-meta>
</file>